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000000018075CD80384793EC2B.png" manifest:media-type="image/png"/>
  <manifest:file-entry manifest:full-path="Pictures/1000020100000200000002003C0F5ABE774E8E96.png" manifest:media-type="image/png"/>
  <manifest:file-entry manifest:full-path="Pictures/100002010000020000000200259196823271C3E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7.4cm"/>
    </style:style>
    <style:style style:name="gr4" style:family="graphic" style:parent-style-name="standard">
      <style:graphic-properties draw:textarea-horizontal-align="justify" draw:textarea-vertical-align="middle" draw:auto-grow-height="false" fo:min-height="0.88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79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83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5.1cm"/>
    </style:style>
    <style:style style:name="gr8" style:family="graphic" style:parent-style-name="standard">
      <style:graphic-properties draw:textarea-horizontal-align="justify" draw:textarea-vertical-align="middle" draw:auto-grow-height="false" fo:min-height="2.05cm" fo:min-width="6.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1.75cm" fo:min-width="21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cm" svg:height="2.7cm" svg:x="2.8cm" svg:y="20.9cm">
          <draw:image xlink:href="Pictures/1000020100000200000002003C0F5ABE774E8E96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6cm" svg:x="1.4cm" svg:y="14.3cm">
          <draw:image xlink:href="Pictures/100002010000020000000200259196823271C3ED.png" xlink:type="simple" xlink:show="embed" xlink:actuate="onLoad" loext:mime-type="image/png">
            <text:p/>
          </draw:image>
        </draw:frame>
        <draw:frame draw:style-name="gr2" draw:text-style-name="P1" draw:layer="layout" svg:width="5.245cm" svg:height="4.859cm" svg:x="8.755cm" svg:y="14.641cm">
          <draw:image xlink:href="Pictures/10000201000002000000018075CD80384793EC2B.png" xlink:type="simple" xlink:show="embed" xlink:actuate="onLoad" loext:mime-type="image/png">
            <text:p text:style-name="P1"><text:span text:style-name="T1"/></text:p>
  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image>
        </draw:frame>
        <draw:custom-shape draw:style-name="gr3" draw:text-style-name="P1" draw:layer="layout" svg:width="7.9cm" svg:height="2.3cm" svg:x="0.5cm" svg:y="11.95cm">
          <text:p text:style-name="P1">Aquisição, codificação </text:p>
          <text:p text:style-name="P1">e envio do <text:span text:style-name="T2">stream</text:span> de áudio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.3cm" svg:x="3.5cm" svg:y="19.5cm">
          <text:p/>
          <draw:enhanced-geometry svg:viewBox="0 0 21600 21600" draw:text-areas="?f0 ?f7 ?f2 21600" draw:type="up-arrow" draw:modifiers="9662.72098385857 6106.6933066933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.3cm" draw:transform="rotate (-1.5707963267949) translate (8.8cm 16.6cm)">
          <text:p/>
          <draw:enhanced-geometry svg:viewBox="0 0 21600 21600" draw:text-areas="?f0 ?f7 ?f2 21600" draw:type="up-arrow" draw:modifiers="12335.7417371253 5545.654345654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6cm" svg:height="6cm" svg:x="15.6cm" svg:y="14.3cm">
          <draw:image xlink:href="Pictures/100002010000020000000200259196823271C3ED.png" xlink:type="simple" xlink:show="embed" xlink:actuate="onLoad" loext:mime-type="image/png">
            <text:p/>
          </draw:image>
        </draw:frame>
        <draw:custom-shape draw:style-name="gr6" draw:text-style-name="P1" draw:layer="layout" svg:width="1cm" svg:height="1.3cm" draw:transform="rotate (-1.5707963267949) translate (15.4cm 16.6cm)">
          <text:p/>
          <draw:enhanced-geometry svg:viewBox="0 0 21600 21600" draw:text-areas="?f0 ?f7 ?f2 21600" draw:type="up-arrow" draw:modifiers="12468.5626441199 5783.0169830169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5.6cm" svg:height="2.3cm" svg:x="8.7cm" svg:y="11.95cm">
          <text:p text:style-name="P1">Trafego via </text:p>
          <text:p text:style-name="P1">Protocolo RT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4cm" svg:height="2.3cm" svg:x="14.7cm" svg:y="11.95cm">
          <text:p text:style-name="P1">Recebe o <text:span text:style-name="T2">stream</text:span> e </text:p>
          <text:p text:style-name="P1">compara com o origina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3cm" draw:transform="rotate (-3.14159265358979) translate (18.7cm 20.8cm)">
          <text:p/>
          <draw:enhanced-geometry svg:viewBox="0 0 21600 21600" draw:text-areas="?f0 ?f7 ?f2 21600" draw:type="up-arrow" draw:modifiers="9662.72098385857 6106.6933066933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7cm" svg:height="2.7cm" svg:x="16.8cm" svg:y="20.9cm">
          <draw:image xlink:href="Pictures/1000020100000200000002003C0F5ABE774E8E96.png" xlink:type="simple" xlink:show="embed" xlink:actuate="onLoad" loext:mime-type="image/png">
            <text:p/>
          </draw:image>
        </draw:frame>
        <draw:custom-shape draw:style-name="gr9" draw:text-style-name="P2" draw:layer="layout" svg:width="21.9cm" svg:height="12cm" svg:x="0.3cm" svg:y="11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4T15:32:49.754181621</meta:creation-date>
    <dc:date>2019-09-04T15:52:21.825402302</dc:date>
    <meta:editing-duration>PT8M29S</meta:editing-duration>
    <meta:editing-cycles>3</meta:editing-cycles>
    <meta:generator>LibreOffice/6.3.0.4$Linux_X86_64 LibreOffice_project/714e3e990d6aa57321bebab01999254e7bc38485</meta:generator>
    <meta:document-statistic meta:object-count="13"/>
  </office:meta>
</office:document-meta>
</file>